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8pt"/>
    </style:style>
    <style:style style:name="co2" style:family="table-column">
      <style:table-column-properties fo:break-before="auto" style:column-width="95.44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24pt"/>
    </style:style>
    <style:style style:name="co6" style:family="table-column">
      <style:table-column-properties fo:break-before="auto" style:column-width="99.5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Big Data Intere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BIG DATA INTEREST</text:p>
          </table:table-cell>
          <table:table-cell table:style-name="ce1" table:number-columns-repeated="2"/>
          <table:table-cell table:style-name="ce4" table:number-columns-repeated="1017"/>
        </table:table-row>
        <table:table-row table:style-name="ro1">
          <table:table-cell table:style-name="ce1" table:number-columns-repeated="3"/>
          <table:table-cell table:style-name="ce4" table:number-columns-repeated="1017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Big Data (General)</text:p>
          </table:table-cell>
          <table:table-cell table:style-name="ce1" office:value-type="string" calcext:value-type="string">
            <text:p>Big Data (Industry)</text:p>
          </table:table-cell>
          <table:table-cell table:style-name="ce4" table:number-columns-repeated="1017"/>
        </table:table-row>
        <table:table-row table:style-name="ro1">
          <table:table-cell table:style-name="ce2" office:value-type="date" office:date-value="2004-01-04" calcext:value-type="date">
            <text:p>04/0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1-11" calcext:value-type="date">
            <text:p>11/0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1-18" calcext:value-type="date">
            <text:p>18/0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1-25" calcext:value-type="date">
            <text:p>25/0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2-01" calcext:value-type="date">
            <text:p>01/0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2-08" calcext:value-type="date">
            <text:p>08/0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2-15" calcext:value-type="date">
            <text:p>15/0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2-22" calcext:value-type="date">
            <text:p>22/0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2-29" calcext:value-type="date">
            <text:p>29/0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3-07" calcext:value-type="date">
            <text:p>07/03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3-14" calcext:value-type="date">
            <text:p>14/03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3-21" calcext:value-type="date">
            <text:p>21/03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3-28" calcext:value-type="date">
            <text:p>28/03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4-04" calcext:value-type="date">
            <text:p>04/04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4-11" calcext:value-type="date">
            <text:p>11/04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4-18" calcext:value-type="date">
            <text:p>18/04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4-25" calcext:value-type="date">
            <text:p>25/04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5-02" calcext:value-type="date">
            <text:p>02/05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5-09" calcext:value-type="date">
            <text:p>09/05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5-16" calcext:value-type="date">
            <text:p>16/05/20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5-23" calcext:value-type="date">
            <text:p>23/05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5-30" calcext:value-type="date">
            <text:p>30/05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6-06" calcext:value-type="date">
            <text:p>06/06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6-13" calcext:value-type="date">
            <text:p>13/06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6-20" calcext:value-type="date">
            <text:p>20/06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6-27" calcext:value-type="date">
            <text:p>27/06/20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7-04" calcext:value-type="date">
            <text:p>04/07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7-11" calcext:value-type="date">
            <text:p>11/07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7-18" calcext:value-type="date">
            <text:p>18/07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7-25" calcext:value-type="date">
            <text:p>25/07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8-01" calcext:value-type="date">
            <text:p>01/08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8-08" calcext:value-type="date">
            <text:p>08/08/20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8-15" calcext:value-type="date">
            <text:p>15/08/2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8-22" calcext:value-type="date">
            <text:p>22/08/2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8-29" calcext:value-type="date">
            <text:p>29/08/2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9-05" calcext:value-type="date">
            <text:p>05/09/2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9-12" calcext:value-type="date">
            <text:p>12/09/20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9-19" calcext:value-type="date">
            <text:p>19/09/20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09-26" calcext:value-type="date">
            <text:p>26/09/20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0-03" calcext:value-type="date">
            <text:p>03/10/20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0-10" calcext:value-type="date">
            <text:p>10/10/2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0-17" calcext:value-type="date">
            <text:p>17/10/2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0-24" calcext:value-type="date">
            <text:p>24/10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0-31" calcext:value-type="date">
            <text:p>31/10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1-07" calcext:value-type="date">
            <text:p>07/1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1-14" calcext:value-type="date">
            <text:p>14/1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1-21" calcext:value-type="date">
            <text:p>21/1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1-28" calcext:value-type="date">
            <text:p>28/11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2-05" calcext:value-type="date">
            <text:p>05/1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2-12" calcext:value-type="date">
            <text:p>12/12/2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2-19" calcext:value-type="date">
            <text:p>19/12/20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4-12-26" calcext:value-type="date">
            <text:p>26/12/20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1-02" calcext:value-type="date">
            <text:p>02/01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1-09" calcext:value-type="date">
            <text:p>09/01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1-16" calcext:value-type="date">
            <text:p>16/01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1-23" calcext:value-type="date">
            <text:p>23/01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1-30" calcext:value-type="date">
            <text:p>30/01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2-06" calcext:value-type="date">
            <text:p>06/02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2-13" calcext:value-type="date">
            <text:p>13/02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2-20" calcext:value-type="date">
            <text:p>20/02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2-27" calcext:value-type="date">
            <text:p>27/02/20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3-06" calcext:value-type="date">
            <text:p>06/03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3-13" calcext:value-type="date">
            <text:p>13/03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3-20" calcext:value-type="date">
            <text:p>20/03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3-27" calcext:value-type="date">
            <text:p>27/03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4-03" calcext:value-type="date">
            <text:p>03/04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4-10" calcext:value-type="date">
            <text:p>10/04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4-17" calcext:value-type="date">
            <text:p>17/04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4-24" calcext:value-type="date">
            <text:p>24/04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5-01" calcext:value-type="date">
            <text:p>01/05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5-08" calcext:value-type="date">
            <text:p>08/05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5-15" calcext:value-type="date">
            <text:p>15/05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5-22" calcext:value-type="date">
            <text:p>22/05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5-29" calcext:value-type="date">
            <text:p>29/05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6-05" calcext:value-type="date">
            <text:p>05/06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6-12" calcext:value-type="date">
            <text:p>12/06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6-19" calcext:value-type="date">
            <text:p>19/06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6-26" calcext:value-type="date">
            <text:p>26/06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7-03" calcext:value-type="date">
            <text:p>03/07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7-10" calcext:value-type="date">
            <text:p>10/07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7-17" calcext:value-type="date">
            <text:p>17/07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7-24" calcext:value-type="date">
            <text:p>24/07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7-31" calcext:value-type="date">
            <text:p>31/07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8-07" calcext:value-type="date">
            <text:p>07/08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8-14" calcext:value-type="date">
            <text:p>14/08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8-21" calcext:value-type="date">
            <text:p>21/08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8-28" calcext:value-type="date">
            <text:p>28/08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9-04" calcext:value-type="date">
            <text:p>04/09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9-11" calcext:value-type="date">
            <text:p>11/09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9-18" calcext:value-type="date">
            <text:p>18/09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09-25" calcext:value-type="date">
            <text:p>25/09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0-02" calcext:value-type="date">
            <text:p>02/10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0-09" calcext:value-type="date">
            <text:p>09/10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0-16" calcext:value-type="date">
            <text:p>16/10/2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0-23" calcext:value-type="date">
            <text:p>23/10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0-30" calcext:value-type="date">
            <text:p>30/10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1-06" calcext:value-type="date">
            <text:p>06/11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1-13" calcext:value-type="date">
            <text:p>13/11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1-20" calcext:value-type="date">
            <text:p>20/11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1-27" calcext:value-type="date">
            <text:p>27/11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2-04" calcext:value-type="date">
            <text:p>04/12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2-11" calcext:value-type="date">
            <text:p>11/12/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2-18" calcext:value-type="date">
            <text:p>18/12/20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5-12-25" calcext:value-type="date">
            <text:p>25/12/2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1-01" calcext:value-type="date">
            <text:p>01/01/20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1-08" calcext:value-type="date">
            <text:p>08/01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1-15" calcext:value-type="date">
            <text:p>15/01/20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1-22" calcext:value-type="date">
            <text:p>22/01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1-29" calcext:value-type="date">
            <text:p>29/01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2-05" calcext:value-type="date">
            <text:p>05/02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2-12" calcext:value-type="date">
            <text:p>12/02/20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2-19" calcext:value-type="date">
            <text:p>19/02/20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2-26" calcext:value-type="date">
            <text:p>26/02/200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3-05" calcext:value-type="date">
            <text:p>05/03/20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3-12" calcext:value-type="date">
            <text:p>12/03/20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3-19" calcext:value-type="date">
            <text:p>19/03/20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3-26" calcext:value-type="date">
            <text:p>26/03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4-02" calcext:value-type="date">
            <text:p>02/04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4-09" calcext:value-type="date">
            <text:p>09/04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4-16" calcext:value-type="date">
            <text:p>16/04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4-23" calcext:value-type="date">
            <text:p>23/04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4-30" calcext:value-type="date">
            <text:p>30/04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5-07" calcext:value-type="date">
            <text:p>07/05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5-14" calcext:value-type="date">
            <text:p>14/05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5-21" calcext:value-type="date">
            <text:p>21/05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5-28" calcext:value-type="date">
            <text:p>28/05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6-04" calcext:value-type="date">
            <text:p>04/06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6-11" calcext:value-type="date">
            <text:p>11/06/20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6-18" calcext:value-type="date">
            <text:p>18/06/20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6-25" calcext:value-type="date">
            <text:p>25/06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7-02" calcext:value-type="date">
            <text:p>02/07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7-09" calcext:value-type="date">
            <text:p>09/07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7-16" calcext:value-type="date">
            <text:p>16/07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7-23" calcext:value-type="date">
            <text:p>23/07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7-30" calcext:value-type="date">
            <text:p>30/07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8-06" calcext:value-type="date">
            <text:p>06/08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8-13" calcext:value-type="date">
            <text:p>13/08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8-20" calcext:value-type="date">
            <text:p>20/08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8-27" calcext:value-type="date">
            <text:p>27/08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9-03" calcext:value-type="date">
            <text:p>03/09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9-10" calcext:value-type="date">
            <text:p>10/09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9-17" calcext:value-type="date">
            <text:p>17/09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09-24" calcext:value-type="date">
            <text:p>24/09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0-01" calcext:value-type="date">
            <text:p>01/10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0-08" calcext:value-type="date">
            <text:p>08/10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0-15" calcext:value-type="date">
            <text:p>15/10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0-22" calcext:value-type="date">
            <text:p>22/10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0-29" calcext:value-type="date">
            <text:p>29/10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1-05" calcext:value-type="date">
            <text:p>05/11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1-12" calcext:value-type="date">
            <text:p>12/11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1-19" calcext:value-type="date">
            <text:p>19/11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1-26" calcext:value-type="date">
            <text:p>26/11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2-03" calcext:value-type="date">
            <text:p>03/12/2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2-10" calcext:value-type="date">
            <text:p>10/12/20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2-17" calcext:value-type="date">
            <text:p>17/12/2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2-24" calcext:value-type="date">
            <text:p>24/12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6-12-31" calcext:value-type="date">
            <text:p>31/12/20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1-07" calcext:value-type="date">
            <text:p>07/01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1-14" calcext:value-type="date">
            <text:p>14/01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1-21" calcext:value-type="date">
            <text:p>21/01/2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1-28" calcext:value-type="date">
            <text:p>28/01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2-04" calcext:value-type="date">
            <text:p>04/02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2-11" calcext:value-type="date">
            <text:p>11/02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2-18" calcext:value-type="date">
            <text:p>18/02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2-25" calcext:value-type="date">
            <text:p>25/02/2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3-04" calcext:value-type="date">
            <text:p>04/03/2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3-11" calcext:value-type="date">
            <text:p>11/03/2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3-18" calcext:value-type="date">
            <text:p>18/03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3-25" calcext:value-type="date">
            <text:p>25/03/2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4-01" calcext:value-type="date">
            <text:p>01/04/2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4-08" calcext:value-type="date">
            <text:p>08/04/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4-15" calcext:value-type="date">
            <text:p>15/04/2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4-22" calcext:value-type="date">
            <text:p>22/04/2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4-29" calcext:value-type="date">
            <text:p>29/04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5-06" calcext:value-type="date">
            <text:p>06/05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5-13" calcext:value-type="date">
            <text:p>13/05/20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5-20" calcext:value-type="date">
            <text:p>20/05/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5-27" calcext:value-type="date">
            <text:p>27/05/2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6-03" calcext:value-type="date">
            <text:p>03/06/20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6-10" calcext:value-type="date">
            <text:p>10/06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6-17" calcext:value-type="date">
            <text:p>17/06/20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6-24" calcext:value-type="date">
            <text:p>24/06/2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7-01" calcext:value-type="date">
            <text:p>01/07/2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7-08" calcext:value-type="date">
            <text:p>08/07/2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7-15" calcext:value-type="date">
            <text:p>15/07/2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7-22" calcext:value-type="date">
            <text:p>22/07/20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7-29" calcext:value-type="date">
            <text:p>29/07/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8-05" calcext:value-type="date">
            <text:p>05/08/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8-12" calcext:value-type="date">
            <text:p>12/08/20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8-19" calcext:value-type="date">
            <text:p>19/08/2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8-26" calcext:value-type="date">
            <text:p>26/08/2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9-02" calcext:value-type="date">
            <text:p>02/09/20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9-09" calcext:value-type="date">
            <text:p>09/09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9-16" calcext:value-type="date">
            <text:p>16/09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9-23" calcext:value-type="date">
            <text:p>23/09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09-30" calcext:value-type="date">
            <text:p>30/09/20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0-07" calcext:value-type="date">
            <text:p>07/10/20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0-14" calcext:value-type="date">
            <text:p>14/10/20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0-21" calcext:value-type="date">
            <text:p>21/10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0-28" calcext:value-type="date">
            <text:p>28/10/20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1-04" calcext:value-type="date">
            <text:p>04/11/20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1-11" calcext:value-type="date">
            <text:p>11/11/20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1-18" calcext:value-type="date">
            <text:p>18/11/20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1-25" calcext:value-type="date">
            <text:p>25/11/20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2-02" calcext:value-type="date">
            <text:p>02/12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2-09" calcext:value-type="date">
            <text:p>09/12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2-16" calcext:value-type="date">
            <text:p>16/12/20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2-23" calcext:value-type="date">
            <text:p>23/12/20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7-12-30" calcext:value-type="date">
            <text:p>30/12/20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1-06" calcext:value-type="date">
            <text:p>06/01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1-13" calcext:value-type="date">
            <text:p>13/01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1-20" calcext:value-type="date">
            <text:p>20/01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1-27" calcext:value-type="date">
            <text:p>27/01/2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2-03" calcext:value-type="date">
            <text:p>03/02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2-10" calcext:value-type="date">
            <text:p>10/02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2-17" calcext:value-type="date">
            <text:p>17/02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2-24" calcext:value-type="date">
            <text:p>24/02/20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3-02" calcext:value-type="date">
            <text:p>02/03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3-09" calcext:value-type="date">
            <text:p>09/03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3-16" calcext:value-type="date">
            <text:p>16/03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3-23" calcext:value-type="date">
            <text:p>23/03/20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3-30" calcext:value-type="date">
            <text:p>30/03/20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4-06" calcext:value-type="date">
            <text:p>06/04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4-13" calcext:value-type="date">
            <text:p>13/04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4-20" calcext:value-type="date">
            <text:p>20/04/20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4-27" calcext:value-type="date">
            <text:p>27/04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5-04" calcext:value-type="date">
            <text:p>04/05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5-11" calcext:value-type="date">
            <text:p>11/05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5-18" calcext:value-type="date">
            <text:p>18/05/20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5-25" calcext:value-type="date">
            <text:p>25/05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6-01" calcext:value-type="date">
            <text:p>01/06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6-08" calcext:value-type="date">
            <text:p>08/06/2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6-15" calcext:value-type="date">
            <text:p>15/06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6-22" calcext:value-type="date">
            <text:p>22/06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6-29" calcext:value-type="date">
            <text:p>29/06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7-06" calcext:value-type="date">
            <text:p>06/07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7-13" calcext:value-type="date">
            <text:p>13/07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7-20" calcext:value-type="date">
            <text:p>20/07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7-27" calcext:value-type="date">
            <text:p>27/07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8-03" calcext:value-type="date">
            <text:p>03/08/20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8-10" calcext:value-type="date">
            <text:p>10/08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8-17" calcext:value-type="date">
            <text:p>17/08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8-24" calcext:value-type="date">
            <text:p>24/08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8-31" calcext:value-type="date">
            <text:p>31/08/20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9-07" calcext:value-type="date">
            <text:p>07/09/20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9-14" calcext:value-type="date">
            <text:p>14/09/200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9-21" calcext:value-type="date">
            <text:p>21/09/200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09-28" calcext:value-type="date">
            <text:p>28/09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0-05" calcext:value-type="date">
            <text:p>05/10/200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0-12" calcext:value-type="date">
            <text:p>12/10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0-19" calcext:value-type="date">
            <text:p>19/10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0-26" calcext:value-type="date">
            <text:p>26/10/20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1-02" calcext:value-type="date">
            <text:p>02/11/20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1-09" calcext:value-type="date">
            <text:p>09/11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1-16" calcext:value-type="date">
            <text:p>16/11/2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1-23" calcext:value-type="date">
            <text:p>23/11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1-30" calcext:value-type="date">
            <text:p>30/11/20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2-07" calcext:value-type="date">
            <text:p>07/12/20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2-14" calcext:value-type="date">
            <text:p>14/12/20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2-21" calcext:value-type="date">
            <text:p>21/12/20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8-12-28" calcext:value-type="date">
            <text:p>28/12/2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1-04" calcext:value-type="date">
            <text:p>04/01/2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1-11" calcext:value-type="date">
            <text:p>11/01/2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1-18" calcext:value-type="date">
            <text:p>18/01/20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1-25" calcext:value-type="date">
            <text:p>25/01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2-01" calcext:value-type="date">
            <text:p>01/02/20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2-08" calcext:value-type="date">
            <text:p>08/02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2-15" calcext:value-type="date">
            <text:p>15/02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2-22" calcext:value-type="date">
            <text:p>22/02/20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3-01" calcext:value-type="date">
            <text:p>01/03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3-08" calcext:value-type="date">
            <text:p>08/03/20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3-15" calcext:value-type="date">
            <text:p>15/03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3-22" calcext:value-type="date">
            <text:p>22/03/2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3-29" calcext:value-type="date">
            <text:p>29/03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4-05" calcext:value-type="date">
            <text:p>05/04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4-12" calcext:value-type="date">
            <text:p>12/04/2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4-19" calcext:value-type="date">
            <text:p>19/04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4-26" calcext:value-type="date">
            <text:p>26/04/2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5-03" calcext:value-type="date">
            <text:p>03/05/2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5-10" calcext:value-type="date">
            <text:p>10/05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5-17" calcext:value-type="date">
            <text:p>17/05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5-24" calcext:value-type="date">
            <text:p>24/05/20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5-31" calcext:value-type="date">
            <text:p>31/05/20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6-07" calcext:value-type="date">
            <text:p>07/06/20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6-14" calcext:value-type="date">
            <text:p>14/06/2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6-21" calcext:value-type="date">
            <text:p>21/06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6-28" calcext:value-type="date">
            <text:p>28/06/20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7-05" calcext:value-type="date">
            <text:p>05/07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7-12" calcext:value-type="date">
            <text:p>12/07/20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7-19" calcext:value-type="date">
            <text:p>19/07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7-26" calcext:value-type="date">
            <text:p>26/07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8-02" calcext:value-type="date">
            <text:p>02/08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8-09" calcext:value-type="date">
            <text:p>09/08/2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8-16" calcext:value-type="date">
            <text:p>16/08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8-23" calcext:value-type="date">
            <text:p>23/08/20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8-30" calcext:value-type="date">
            <text:p>30/08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9-06" calcext:value-type="date">
            <text:p>06/09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9-13" calcext:value-type="date">
            <text:p>13/09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9-20" calcext:value-type="date">
            <text:p>20/09/2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09-27" calcext:value-type="date">
            <text:p>27/09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0-04" calcext:value-type="date">
            <text:p>04/10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0-11" calcext:value-type="date">
            <text:p>11/10/20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0-18" calcext:value-type="date">
            <text:p>18/10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0-25" calcext:value-type="date">
            <text:p>25/10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1-01" calcext:value-type="date">
            <text:p>01/11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1-08" calcext:value-type="date">
            <text:p>08/11/20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1-15" calcext:value-type="date">
            <text:p>15/11/20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1-22" calcext:value-type="date">
            <text:p>22/11/2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1-29" calcext:value-type="date">
            <text:p>29/11/20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2-06" calcext:value-type="date">
            <text:p>06/12/20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2-13" calcext:value-type="date">
            <text:p>13/12/20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2-20" calcext:value-type="date">
            <text:p>20/12/2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09-12-27" calcext:value-type="date">
            <text:p>27/12/20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1-03" calcext:value-type="date">
            <text:p>03/01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1-10" calcext:value-type="date">
            <text:p>10/01/20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1-17" calcext:value-type="date">
            <text:p>17/01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1-24" calcext:value-type="date">
            <text:p>24/01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1-31" calcext:value-type="date">
            <text:p>31/01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2-07" calcext:value-type="date">
            <text:p>07/02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2-14" calcext:value-type="date">
            <text:p>14/02/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2-21" calcext:value-type="date">
            <text:p>21/02/20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2-28" calcext:value-type="date">
            <text:p>28/02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3-07" calcext:value-type="date">
            <text:p>07/03/20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3-14" calcext:value-type="date">
            <text:p>14/03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3-21" calcext:value-type="date">
            <text:p>21/03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3-28" calcext:value-type="date">
            <text:p>28/03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4-04" calcext:value-type="date">
            <text:p>04/04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4-11" calcext:value-type="date">
            <text:p>11/04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4-18" calcext:value-type="date">
            <text:p>18/04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4-25" calcext:value-type="date">
            <text:p>25/04/20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5-02" calcext:value-type="date">
            <text:p>02/05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5-09" calcext:value-type="date">
            <text:p>09/05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5-16" calcext:value-type="date">
            <text:p>16/05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5-23" calcext:value-type="date">
            <text:p>23/05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5-30" calcext:value-type="date">
            <text:p>30/05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6-06" calcext:value-type="date">
            <text:p>06/06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6-13" calcext:value-type="date">
            <text:p>13/06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6-20" calcext:value-type="date">
            <text:p>20/06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6-27" calcext:value-type="date">
            <text:p>27/06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7-04" calcext:value-type="date">
            <text:p>04/07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7-11" calcext:value-type="date">
            <text:p>11/07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7-18" calcext:value-type="date">
            <text:p>18/07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7-25" calcext:value-type="date">
            <text:p>25/07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8-01" calcext:value-type="date">
            <text:p>01/08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8-08" calcext:value-type="date">
            <text:p>08/08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8-15" calcext:value-type="date">
            <text:p>15/08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8-22" calcext:value-type="date">
            <text:p>22/08/20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8-29" calcext:value-type="date">
            <text:p>29/08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9-05" calcext:value-type="date">
            <text:p>05/09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9-12" calcext:value-type="date">
            <text:p>12/09/20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9-19" calcext:value-type="date">
            <text:p>19/09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09-26" calcext:value-type="date">
            <text:p>26/09/20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0-03" calcext:value-type="date">
            <text:p>03/10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0-10" calcext:value-type="date">
            <text:p>10/10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0-17" calcext:value-type="date">
            <text:p>17/10/20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0-24" calcext:value-type="date">
            <text:p>24/10/20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0-31" calcext:value-type="date">
            <text:p>31/10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1-07" calcext:value-type="date">
            <text:p>07/11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1-14" calcext:value-type="date">
            <text:p>14/11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1-21" calcext:value-type="date">
            <text:p>21/11/20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1-28" calcext:value-type="date">
            <text:p>28/11/2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2-05" calcext:value-type="date">
            <text:p>05/12/20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2-12" calcext:value-type="date">
            <text:p>12/12/20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2-19" calcext:value-type="date">
            <text:p>19/12/20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0-12-26" calcext:value-type="date">
            <text:p>26/12/2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1-02" calcext:value-type="date">
            <text:p>02/01/2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1-09" calcext:value-type="date">
            <text:p>09/01/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1-16" calcext:value-type="date">
            <text:p>16/01/20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1-23" calcext:value-type="date">
            <text:p>23/01/20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1-30" calcext:value-type="date">
            <text:p>30/01/20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2-06" calcext:value-type="date">
            <text:p>06/02/20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2-13" calcext:value-type="date">
            <text:p>13/02/2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2-20" calcext:value-type="date">
            <text:p>20/02/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2-27" calcext:value-type="date">
            <text:p>27/02/20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3-06" calcext:value-type="date">
            <text:p>06/03/20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3-13" calcext:value-type="date">
            <text:p>13/03/20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3-20" calcext:value-type="date">
            <text:p>20/03/20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3-27" calcext:value-type="date">
            <text:p>27/03/20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4-03" calcext:value-type="date">
            <text:p>03/04/20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4-10" calcext:value-type="date">
            <text:p>10/04/20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4-17" calcext:value-type="date">
            <text:p>17/04/20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4-24" calcext:value-type="date">
            <text:p>24/04/20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5-01" calcext:value-type="date">
            <text:p>01/05/20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5-08" calcext:value-type="date">
            <text:p>08/05/20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5-15" calcext:value-type="date">
            <text:p>15/05/20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5-22" calcext:value-type="date">
            <text:p>22/05/20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5-29" calcext:value-type="date">
            <text:p>29/05/20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6-05" calcext:value-type="date">
            <text:p>05/06/20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6-12" calcext:value-type="date">
            <text:p>12/06/20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6-19" calcext:value-type="date">
            <text:p>19/06/20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6-26" calcext:value-type="date">
            <text:p>26/06/20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7-03" calcext:value-type="date">
            <text:p>03/07/20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7-10" calcext:value-type="date">
            <text:p>10/07/20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7-17" calcext:value-type="date">
            <text:p>17/07/20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7-24" calcext:value-type="date">
            <text:p>24/07/20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7-31" calcext:value-type="date">
            <text:p>31/07/20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8-07" calcext:value-type="date">
            <text:p>07/08/20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8-14" calcext:value-type="date">
            <text:p>14/08/20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8-21" calcext:value-type="date">
            <text:p>21/08/20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8-28" calcext:value-type="date">
            <text:p>28/08/20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9-04" calcext:value-type="date">
            <text:p>04/09/20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9-11" calcext:value-type="date">
            <text:p>11/09/20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9-18" calcext:value-type="date">
            <text:p>18/09/20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09-25" calcext:value-type="date">
            <text:p>25/09/20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0-02" calcext:value-type="date">
            <text:p>02/10/20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0-09" calcext:value-type="date">
            <text:p>09/10/20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0-16" calcext:value-type="date">
            <text:p>16/10/20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0-23" calcext:value-type="date">
            <text:p>23/10/20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0-30" calcext:value-type="date">
            <text:p>30/10/20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1-06" calcext:value-type="date">
            <text:p>06/11/20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1-13" calcext:value-type="date">
            <text:p>13/11/20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1-20" calcext:value-type="date">
            <text:p>20/11/201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1-27" calcext:value-type="date">
            <text:p>27/11/20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2-04" calcext:value-type="date">
            <text:p>04/12/20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2-11" calcext:value-type="date">
            <text:p>11/12/20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2-18" calcext:value-type="date">
            <text:p>18/12/201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1-12-25" calcext:value-type="date">
            <text:p>25/12/20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1-01" calcext:value-type="date">
            <text:p>01/01/20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1-08" calcext:value-type="date">
            <text:p>08/01/20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1-15" calcext:value-type="date">
            <text:p>15/01/20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1-22" calcext:value-type="date">
            <text:p>22/01/20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1-29" calcext:value-type="date">
            <text:p>29/01/20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2-05" calcext:value-type="date">
            <text:p>05/02/201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2-12" calcext:value-type="date">
            <text:p>12/02/20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2-19" calcext:value-type="date">
            <text:p>19/02/20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2-26" calcext:value-type="date">
            <text:p>26/02/20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3-04" calcext:value-type="date">
            <text:p>04/03/20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3-11" calcext:value-type="date">
            <text:p>11/03/20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3-18" calcext:value-type="date">
            <text:p>18/03/20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3-25" calcext:value-type="date">
            <text:p>25/03/20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4-01" calcext:value-type="date">
            <text:p>01/04/20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4-08" calcext:value-type="date">
            <text:p>08/04/20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4-15" calcext:value-type="date">
            <text:p>15/04/20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4-22" calcext:value-type="date">
            <text:p>22/04/20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4-29" calcext:value-type="date">
            <text:p>29/04/20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5-06" calcext:value-type="date">
            <text:p>06/05/20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5-13" calcext:value-type="date">
            <text:p>13/05/20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5-20" calcext:value-type="date">
            <text:p>20/05/20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5-27" calcext:value-type="date">
            <text:p>27/05/201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6-03" calcext:value-type="date">
            <text:p>03/06/20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6-10" calcext:value-type="date">
            <text:p>10/06/20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6-17" calcext:value-type="date">
            <text:p>17/06/20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6-24" calcext:value-type="date">
            <text:p>24/06/20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01" calcext:value-type="date">
            <text:p>01/07/20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08" calcext:value-type="date">
            <text:p>08/07/20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15" calcext:value-type="date">
            <text:p>15/07/20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22" calcext:value-type="date">
            <text:p>22/07/20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29" calcext:value-type="date">
            <text:p>29/07/20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8-05" calcext:value-type="date">
            <text:p>05/08/20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8-12" calcext:value-type="date">
            <text:p>12/08/201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8-19" calcext:value-type="date">
            <text:p>19/08/20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8-26" calcext:value-type="date">
            <text:p>26/08/20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9-02" calcext:value-type="date">
            <text:p>02/09/201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9-09" calcext:value-type="date">
            <text:p>09/09/201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9-16" calcext:value-type="date">
            <text:p>16/09/201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9-23" calcext:value-type="date">
            <text:p>23/09/201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9-30" calcext:value-type="date">
            <text:p>30/09/20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0-07" calcext:value-type="date">
            <text:p>07/10/201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0-14" calcext:value-type="date">
            <text:p>14/10/201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0-21" calcext:value-type="date">
            <text:p>21/10/201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0-28" calcext:value-type="date">
            <text:p>28/10/201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1-04" calcext:value-type="date">
            <text:p>04/11/201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1-11" calcext:value-type="date">
            <text:p>11/11/201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1-18" calcext:value-type="date">
            <text:p>18/11/20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1-25" calcext:value-type="date">
            <text:p>25/11/201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2-02" calcext:value-type="date">
            <text:p>02/12/201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2-09" calcext:value-type="date">
            <text:p>09/12/20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2-16" calcext:value-type="date">
            <text:p>16/12/20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2-23" calcext:value-type="date">
            <text:p>23/12/20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12-30" calcext:value-type="date">
            <text:p>30/12/201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1-06" calcext:value-type="date">
            <text:p>06/01/20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1-13" calcext:value-type="date">
            <text:p>13/01/201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1-20" calcext:value-type="date">
            <text:p>20/01/201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1-27" calcext:value-type="date">
            <text:p>27/01/201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2-03" calcext:value-type="date">
            <text:p>03/02/201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2-10" calcext:value-type="date">
            <text:p>10/02/201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2-17" calcext:value-type="date">
            <text:p>17/02/201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2-24" calcext:value-type="date">
            <text:p>24/02/201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3-03" calcext:value-type="date">
            <text:p>03/03/201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3-10" calcext:value-type="date">
            <text:p>10/03/201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3-17" calcext:value-type="date">
            <text:p>17/03/201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3-24" calcext:value-type="date">
            <text:p>24/03/201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3-31" calcext:value-type="date">
            <text:p>31/03/201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4-07" calcext:value-type="date">
            <text:p>07/04/201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4-14" calcext:value-type="date">
            <text:p>14/04/201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4-21" calcext:value-type="date">
            <text:p>21/04/201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4-28" calcext:value-type="date">
            <text:p>28/04/201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5-05" calcext:value-type="date">
            <text:p>05/05/201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5-12" calcext:value-type="date">
            <text:p>12/05/201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5-19" calcext:value-type="date">
            <text:p>19/05/201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5-26" calcext:value-type="date">
            <text:p>26/05/201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6-02" calcext:value-type="date">
            <text:p>02/06/2013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6-09" calcext:value-type="date">
            <text:p>09/06/201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6-16" calcext:value-type="date">
            <text:p>16/06/201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6-23" calcext:value-type="date">
            <text:p>23/06/201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6-30" calcext:value-type="date">
            <text:p>30/06/201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7-07" calcext:value-type="date">
            <text:p>07/07/201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7-14" calcext:value-type="date">
            <text:p>14/07/201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7-21" calcext:value-type="date">
            <text:p>21/07/2013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7-28" calcext:value-type="date">
            <text:p>28/07/2013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8-04" calcext:value-type="date">
            <text:p>04/08/201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8-11" calcext:value-type="date">
            <text:p>11/08/201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8-18" calcext:value-type="date">
            <text:p>18/08/201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8-25" calcext:value-type="date">
            <text:p>25/08/201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9-01" calcext:value-type="date">
            <text:p>01/09/201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9-08" calcext:value-type="date">
            <text:p>08/09/2013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9-15" calcext:value-type="date">
            <text:p>15/09/20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9-22" calcext:value-type="date">
            <text:p>22/09/201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09-29" calcext:value-type="date">
            <text:p>29/09/201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0-06" calcext:value-type="date">
            <text:p>06/10/2013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0-13" calcext:value-type="date">
            <text:p>13/10/201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0-20" calcext:value-type="date">
            <text:p>20/10/201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0-27" calcext:value-type="date">
            <text:p>27/10/201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1-03" calcext:value-type="date">
            <text:p>03/11/201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1-10" calcext:value-type="date">
            <text:p>10/11/201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1-17" calcext:value-type="date">
            <text:p>17/11/201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1-24" calcext:value-type="date">
            <text:p>24/11/201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2-01" calcext:value-type="date">
            <text:p>01/12/201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2-08" calcext:value-type="date">
            <text:p>08/12/201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2-15" calcext:value-type="date">
            <text:p>15/12/201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2-22" calcext:value-type="date">
            <text:p>22/12/201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3-12-29" calcext:value-type="date">
            <text:p>29/12/201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1-05" calcext:value-type="date">
            <text:p>05/01/201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1-12" calcext:value-type="date">
            <text:p>12/01/201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1-19" calcext:value-type="date">
            <text:p>19/01/201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1-26" calcext:value-type="date">
            <text:p>26/01/201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2-02" calcext:value-type="date">
            <text:p>02/02/201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2-09" calcext:value-type="date">
            <text:p>09/02/2014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2-16" calcext:value-type="date">
            <text:p>16/02/201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2-23" calcext:value-type="date">
            <text:p>23/02/201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3-02" calcext:value-type="date">
            <text:p>02/03/201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3-09" calcext:value-type="date">
            <text:p>09/03/2014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3-16" calcext:value-type="date">
            <text:p>16/03/201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3-23" calcext:value-type="date">
            <text:p>23/03/201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3-30" calcext:value-type="date">
            <text:p>30/03/2014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4-06" calcext:value-type="date">
            <text:p>06/04/201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4-13" calcext:value-type="date">
            <text:p>13/04/201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4-20" calcext:value-type="date">
            <text:p>20/04/2014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4-27" calcext:value-type="date">
            <text:p>27/04/201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5-04" calcext:value-type="date">
            <text:p>04/05/201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5-11" calcext:value-type="date">
            <text:p>11/05/2014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5-18" calcext:value-type="date">
            <text:p>18/05/2014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5-25" calcext:value-type="date">
            <text:p>25/05/201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6-01" calcext:value-type="date">
            <text:p>01/06/201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6-08" calcext:value-type="date">
            <text:p>08/06/2014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6-15" calcext:value-type="date">
            <text:p>15/06/201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6-22" calcext:value-type="date">
            <text:p>22/06/201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6-29" calcext:value-type="date">
            <text:p>29/06/201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06" calcext:value-type="date">
            <text:p>06/07/201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13" calcext:value-type="date">
            <text:p>13/07/2014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0" calcext:value-type="date">
            <text:p>20/07/201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7-27" calcext:value-type="date">
            <text:p>27/07/201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03" calcext:value-type="date">
            <text:p>03/08/201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10" calcext:value-type="date">
            <text:p>10/08/201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17" calcext:value-type="date">
            <text:p>17/08/201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24" calcext:value-type="date">
            <text:p>24/08/201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8-31" calcext:value-type="date">
            <text:p>31/08/201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9-07" calcext:value-type="date">
            <text:p>07/09/201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9-14" calcext:value-type="date">
            <text:p>14/09/2014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9-21" calcext:value-type="date">
            <text:p>21/09/201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09-28" calcext:value-type="date">
            <text:p>28/09/201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0-05" calcext:value-type="date">
            <text:p>05/10/2014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0-12" calcext:value-type="date">
            <text:p>12/10/201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0-19" calcext:value-type="date">
            <text:p>19/10/201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0-26" calcext:value-type="date">
            <text:p>26/10/201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1-02" calcext:value-type="date">
            <text:p>02/11/2014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1-09" calcext:value-type="date">
            <text:p>09/11/2014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1-16" calcext:value-type="date">
            <text:p>16/11/201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1-23" calcext:value-type="date">
            <text:p>23/11/201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1-30" calcext:value-type="date">
            <text:p>30/11/201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2-07" calcext:value-type="date">
            <text:p>07/12/2014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2-14" calcext:value-type="date">
            <text:p>14/12/201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2-21" calcext:value-type="date">
            <text:p>21/12/201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4-12-28" calcext:value-type="date">
            <text:p>28/12/201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1-04" calcext:value-type="date">
            <text:p>04/01/201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1-11" calcext:value-type="date">
            <text:p>11/01/201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1-18" calcext:value-type="date">
            <text:p>18/01/201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1-25" calcext:value-type="date">
            <text:p>25/01/20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2-01" calcext:value-type="date">
            <text:p>01/02/201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2-08" calcext:value-type="date">
            <text:p>08/02/201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2-15" calcext:value-type="date">
            <text:p>15/02/201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2-22" calcext:value-type="date">
            <text:p>22/02/2015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3-01" calcext:value-type="date">
            <text:p>01/03/201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3-08" calcext:value-type="date">
            <text:p>08/03/201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3-15" calcext:value-type="date">
            <text:p>15/03/201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3-22" calcext:value-type="date">
            <text:p>22/03/201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3-29" calcext:value-type="date">
            <text:p>29/03/201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4-05" calcext:value-type="date">
            <text:p>05/04/201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4-12" calcext:value-type="date">
            <text:p>12/04/201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4-19" calcext:value-type="date">
            <text:p>19/04/201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5-04-26" calcext:value-type="date">
            <text:p>26/04/201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 table:number-rows-repeated="104798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Big Data Research" table:style-name="ta1">
        <table:table-column table:style-name="co4" table:default-cell-style-name="ce5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4" table:number-columns-repeated="1020" table:default-cell-style-name="Default"/>
        <table:table-row table:style-name="ro1">
          <table:table-cell table:style-name="ce4" office:value-type="string" calcext:value-type="string">
            <text:p>BIG DATA RESEARCH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rticles</text:p>
          </table:table-cell>
          <table:table-cell table:style-name="ce4" office:value-type="string" calcext:value-type="string">
            <text:p>Conference Papers</text:p>
          </table:table-cell>
          <table:table-cell table:style-name="ce4" table:number-columns-repeated="1021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table:number-columns-repeated="1021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number-columns-repeated="1021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number-columns-repeated="1021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1021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</text:p>
          </table:table-cell>
          <table:table-cell table:style-name="ce3"/>
          <table:table-cell/>
          <table:table-cell table:style-name="ce6"/>
          <table:table-cell table:number-columns-repeated="1018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43</text:p>
          </table:table-cell>
          <table:table-cell table:style-name="ce3"/>
          <table:table-cell/>
          <table:table-cell table:style-name="ce6"/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373</text:p>
          </table:table-cell>
          <table:table-cell table:style-name="ce3"/>
          <table:table-cell/>
          <table:table-cell table:style-name="ce6"/>
          <table:table-cell table:number-columns-repeated="1018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1472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2581</text:p>
          </table:table-cell>
          <table:table-cell table:style-name="ce3"/>
          <table:table-cell table:number-columns-repeated="1020"/>
        </table:table-row>
      </table:table>
      <table:table table:name="MySQL vs Hadoop" table:style-name="ta1">
        <table:table-column table:style-name="co4" table:number-columns-repeated="3" table:default-cell-style-name="ce3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MySQL vs Hadoop</text:p>
          </table:table-cell>
          <table:table-cell table:style-name="ce1" table:number-columns-repeated="2"/>
          <table:table-cell table:style-name="ce4"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Hadoop</text:p>
          </table:table-cell>
          <table:table-cell table:style-name="ce4" table:number-columns-repeated="1016"/>
        </table:table-row>
        <table:table-row table:style-name="ro1">
          <table:table-cell table:style-name="ce7" office:value-type="date" office:date-value="2004-01-04" calcext:value-type="date">
            <text:p>04/01/0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1-11" calcext:value-type="date">
            <text:p>11/01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1-18" calcext:value-type="date">
            <text:p>18/01/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1-25" calcext:value-type="date">
            <text:p>25/01/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2-01" calcext:value-type="date">
            <text:p>01/02/0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2-08" calcext:value-type="date">
            <text:p>08/02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2-15" calcext:value-type="date">
            <text:p>15/02/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2-22" calcext:value-type="date">
            <text:p>22/02/0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2-29" calcext:value-type="date">
            <text:p>29/02/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3-07" calcext:value-type="date">
            <text:p>07/03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3-14" calcext:value-type="date">
            <text:p>14/03/0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3-21" calcext:value-type="date">
            <text:p>21/03/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3-28" calcext:value-type="date">
            <text:p>28/03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4-04" calcext:value-type="date">
            <text:p>04/04/0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4-11" calcext:value-type="date">
            <text:p>11/04/0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4-18" calcext:value-type="date">
            <text:p>18/04/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4-25" calcext:value-type="date">
            <text:p>25/04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5-02" calcext:value-type="date">
            <text:p>02/05/0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5-09" calcext:value-type="date">
            <text:p>09/05/0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5-16" calcext:value-type="date">
            <text:p>16/05/0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5-23" calcext:value-type="date">
            <text:p>23/05/0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5-30" calcext:value-type="date">
            <text:p>30/05/0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6-06" calcext:value-type="date">
            <text:p>06/06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6-13" calcext:value-type="date">
            <text:p>13/06/0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6-20" calcext:value-type="date">
            <text:p>20/06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6-27" calcext:value-type="date">
            <text:p>27/06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7-04" calcext:value-type="date">
            <text:p>04/07/0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7-11" calcext:value-type="date">
            <text:p>11/07/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7-18" calcext:value-type="date">
            <text:p>18/07/0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7-25" calcext:value-type="date">
            <text:p>25/07/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8-01" calcext:value-type="date">
            <text:p>01/08/0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8-08" calcext:value-type="date">
            <text:p>08/08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8-15" calcext:value-type="date">
            <text:p>15/08/0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8-22" calcext:value-type="date">
            <text:p>22/08/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8-29" calcext:value-type="date">
            <text:p>29/08/0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9-05" calcext:value-type="date">
            <text:p>05/09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9-12" calcext:value-type="date">
            <text:p>12/09/0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9-19" calcext:value-type="date">
            <text:p>19/09/0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09-26" calcext:value-type="date">
            <text:p>26/09/0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0-03" calcext:value-type="date">
            <text:p>03/10/0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0-10" calcext:value-type="date">
            <text:p>10/10/0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0-17" calcext:value-type="date">
            <text:p>17/10/0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0-24" calcext:value-type="date">
            <text:p>24/10/0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0-31" calcext:value-type="date">
            <text:p>31/10/0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1-07" calcext:value-type="date">
            <text:p>07/11/0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1-14" calcext:value-type="date">
            <text:p>14/11/0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1-21" calcext:value-type="date">
            <text:p>21/11/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1-28" calcext:value-type="date">
            <text:p>28/11/0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2-05" calcext:value-type="date">
            <text:p>05/12/0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2-12" calcext:value-type="date">
            <text:p>12/12/0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2-19" calcext:value-type="date">
            <text:p>19/12/0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4-12-26" calcext:value-type="date">
            <text:p>26/12/0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1-02" calcext:value-type="date">
            <text:p>02/01/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1-09" calcext:value-type="date">
            <text:p>09/01/0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1-16" calcext:value-type="date">
            <text:p>16/01/0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1-23" calcext:value-type="date">
            <text:p>23/01/0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1-30" calcext:value-type="date">
            <text:p>30/01/0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2-06" calcext:value-type="date">
            <text:p>06/02/0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2-13" calcext:value-type="date">
            <text:p>13/02/0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2-20" calcext:value-type="date">
            <text:p>20/02/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2-27" calcext:value-type="date">
            <text:p>27/02/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3-06" calcext:value-type="date">
            <text:p>06/03/0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3-13" calcext:value-type="date">
            <text:p>13/03/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3-20" calcext:value-type="date">
            <text:p>20/03/0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3-27" calcext:value-type="date">
            <text:p>27/03/0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4-03" calcext:value-type="date">
            <text:p>03/04/0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4-10" calcext:value-type="date">
            <text:p>10/04/0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4-17" calcext:value-type="date">
            <text:p>17/04/0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4-24" calcext:value-type="date">
            <text:p>24/04/0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5-01" calcext:value-type="date">
            <text:p>01/05/0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5-08" calcext:value-type="date">
            <text:p>08/05/0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5-15" calcext:value-type="date">
            <text:p>15/05/0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5-22" calcext:value-type="date">
            <text:p>22/05/0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5-29" calcext:value-type="date">
            <text:p>29/05/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6-05" calcext:value-type="date">
            <text:p>05/06/0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6-12" calcext:value-type="date">
            <text:p>12/06/0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6-19" calcext:value-type="date">
            <text:p>19/06/0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6-26" calcext:value-type="date">
            <text:p>26/06/0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7-03" calcext:value-type="date">
            <text:p>03/07/0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7-10" calcext:value-type="date">
            <text:p>10/07/0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7-17" calcext:value-type="date">
            <text:p>17/07/0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7-24" calcext:value-type="date">
            <text:p>24/07/0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7-31" calcext:value-type="date">
            <text:p>31/07/0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8-07" calcext:value-type="date">
            <text:p>07/08/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8-14" calcext:value-type="date">
            <text:p>14/08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8-21" calcext:value-type="date">
            <text:p>21/08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8-28" calcext:value-type="date">
            <text:p>28/08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9-04" calcext:value-type="date">
            <text:p>04/09/0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9-11" calcext:value-type="date">
            <text:p>11/09/0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9-18" calcext:value-type="date">
            <text:p>18/09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09-25" calcext:value-type="date">
            <text:p>25/09/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0-02" calcext:value-type="date">
            <text:p>02/10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0-09" calcext:value-type="date">
            <text:p>09/10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0-16" calcext:value-type="date">
            <text:p>16/10/0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0-23" calcext:value-type="date">
            <text:p>23/10/0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0-30" calcext:value-type="date">
            <text:p>30/10/0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1-06" calcext:value-type="date">
            <text:p>06/11/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1-13" calcext:value-type="date">
            <text:p>13/11/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1-20" calcext:value-type="date">
            <text:p>20/11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1-27" calcext:value-type="date">
            <text:p>27/11/0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2-04" calcext:value-type="date">
            <text:p>04/12/0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2-11" calcext:value-type="date">
            <text:p>11/12/0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2-18" calcext:value-type="date">
            <text:p>18/12/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5-12-25" calcext:value-type="date">
            <text:p>25/12/0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1-01" calcext:value-type="date">
            <text:p>01/01/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1-08" calcext:value-type="date">
            <text:p>08/01/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1-15" calcext:value-type="date">
            <text:p>15/01/0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1-22" calcext:value-type="date">
            <text:p>22/01/0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1-29" calcext:value-type="date">
            <text:p>29/01/0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2-05" calcext:value-type="date">
            <text:p>05/02/0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2-12" calcext:value-type="date">
            <text:p>12/02/0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2-19" calcext:value-type="date">
            <text:p>19/02/0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2-26" calcext:value-type="date">
            <text:p>26/02/0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3-05" calcext:value-type="date">
            <text:p>05/03/0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3-12" calcext:value-type="date">
            <text:p>12/03/0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3-19" calcext:value-type="date">
            <text:p>19/03/0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3-26" calcext:value-type="date">
            <text:p>26/03/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4-02" calcext:value-type="date">
            <text:p>02/04/0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4-09" calcext:value-type="date">
            <text:p>09/04/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4-16" calcext:value-type="date">
            <text:p>16/04/0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4-23" calcext:value-type="date">
            <text:p>23/04/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4-30" calcext:value-type="date">
            <text:p>30/04/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5-07" calcext:value-type="date">
            <text:p>07/05/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5-14" calcext:value-type="date">
            <text:p>14/05/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5-21" calcext:value-type="date">
            <text:p>21/05/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5-28" calcext:value-type="date">
            <text:p>28/05/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6-04" calcext:value-type="date">
            <text:p>04/06/0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6-11" calcext:value-type="date">
            <text:p>11/06/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6-18" calcext:value-type="date">
            <text:p>18/06/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6-25" calcext:value-type="date">
            <text:p>25/06/0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7-02" calcext:value-type="date">
            <text:p>02/07/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7-09" calcext:value-type="date">
            <text:p>09/07/0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7-16" calcext:value-type="date">
            <text:p>16/07/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7-23" calcext:value-type="date">
            <text:p>23/07/0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7-30" calcext:value-type="date">
            <text:p>30/07/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8-06" calcext:value-type="date">
            <text:p>06/08/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8-13" calcext:value-type="date">
            <text:p>13/08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8-20" calcext:value-type="date">
            <text:p>20/08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8-27" calcext:value-type="date">
            <text:p>27/08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9-03" calcext:value-type="date">
            <text:p>03/09/0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9-10" calcext:value-type="date">
            <text:p>10/09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9-17" calcext:value-type="date">
            <text:p>17/09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09-24" calcext:value-type="date">
            <text:p>24/09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0-01" calcext:value-type="date">
            <text:p>01/10/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0-08" calcext:value-type="date">
            <text:p>08/10/0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0-15" calcext:value-type="date">
            <text:p>15/10/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0-22" calcext:value-type="date">
            <text:p>22/10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0-29" calcext:value-type="date">
            <text:p>29/10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1-05" calcext:value-type="date">
            <text:p>05/11/0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1-12" calcext:value-type="date">
            <text:p>12/11/0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1-19" calcext:value-type="date">
            <text:p>19/11/0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1-26" calcext:value-type="date">
            <text:p>26/11/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2-03" calcext:value-type="date">
            <text:p>03/12/0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2-10" calcext:value-type="date">
            <text:p>10/12/0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2-17" calcext:value-type="date">
            <text:p>17/12/0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2-24" calcext:value-type="date">
            <text:p>24/12/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6-12-31" calcext:value-type="date">
            <text:p>31/12/0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1-07" calcext:value-type="date">
            <text:p>07/01/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1-14" calcext:value-type="date">
            <text:p>14/01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1-21" calcext:value-type="date">
            <text:p>21/01/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1-28" calcext:value-type="date">
            <text:p>28/01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2-04" calcext:value-type="date">
            <text:p>04/02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2-11" calcext:value-type="date">
            <text:p>11/02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2-18" calcext:value-type="date">
            <text:p>18/02/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2-25" calcext:value-type="date">
            <text:p>25/02/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3-04" calcext:value-type="date">
            <text:p>04/03/0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3-11" calcext:value-type="date">
            <text:p>11/03/0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3-18" calcext:value-type="date">
            <text:p>18/03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3-25" calcext:value-type="date">
            <text:p>25/03/0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4-01" calcext:value-type="date">
            <text:p>01/04/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4-08" calcext:value-type="date">
            <text:p>08/04/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4-15" calcext:value-type="date">
            <text:p>15/04/0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4-22" calcext:value-type="date">
            <text:p>22/04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4-29" calcext:value-type="date">
            <text:p>29/04/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5-06" calcext:value-type="date">
            <text:p>06/05/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5-13" calcext:value-type="date">
            <text:p>13/05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5-20" calcext:value-type="date">
            <text:p>20/05/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5-27" calcext:value-type="date">
            <text:p>27/05/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6-03" calcext:value-type="date">
            <text:p>03/06/0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6-10" calcext:value-type="date">
            <text:p>10/06/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6-17" calcext:value-type="date">
            <text:p>17/06/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6-24" calcext:value-type="date">
            <text:p>24/06/0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7-01" calcext:value-type="date">
            <text:p>01/07/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7-08" calcext:value-type="date">
            <text:p>08/07/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7-15" calcext:value-type="date">
            <text:p>15/07/0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7-22" calcext:value-type="date">
            <text:p>22/07/0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7-29" calcext:value-type="date">
            <text:p>29/07/0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8-05" calcext:value-type="date">
            <text:p>05/08/0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8-12" calcext:value-type="date">
            <text:p>12/08/0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8-19" calcext:value-type="date">
            <text:p>19/08/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8-26" calcext:value-type="date">
            <text:p>26/08/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9-02" calcext:value-type="date">
            <text:p>02/09/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9-09" calcext:value-type="date">
            <text:p>09/09/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9-16" calcext:value-type="date">
            <text:p>16/09/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9-23" calcext:value-type="date">
            <text:p>23/09/0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09-30" calcext:value-type="date">
            <text:p>30/09/0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0-07" calcext:value-type="date">
            <text:p>07/10/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0-14" calcext:value-type="date">
            <text:p>14/10/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0-21" calcext:value-type="date">
            <text:p>21/10/0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0-28" calcext:value-type="date">
            <text:p>28/10/0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1-04" calcext:value-type="date">
            <text:p>04/11/0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1-11" calcext:value-type="date">
            <text:p>11/11/0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1-18" calcext:value-type="date">
            <text:p>18/11/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1-25" calcext:value-type="date">
            <text:p>25/11/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2-02" calcext:value-type="date">
            <text:p>02/12/0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2-09" calcext:value-type="date">
            <text:p>09/12/0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2-16" calcext:value-type="date">
            <text:p>16/12/0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2-23" calcext:value-type="date">
            <text:p>23/12/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7-12-30" calcext:value-type="date">
            <text:p>30/12/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1-06" calcext:value-type="date">
            <text:p>06/01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1-13" calcext:value-type="date">
            <text:p>13/01/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1-20" calcext:value-type="date">
            <text:p>20/01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1-27" calcext:value-type="date">
            <text:p>27/01/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2-03" calcext:value-type="date">
            <text:p>03/02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2-10" calcext:value-type="date">
            <text:p>10/02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2-17" calcext:value-type="date">
            <text:p>17/02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2-24" calcext:value-type="date">
            <text:p>24/02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3-02" calcext:value-type="date">
            <text:p>02/03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3-09" calcext:value-type="date">
            <text:p>09/03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3-16" calcext:value-type="date">
            <text:p>16/03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3-23" calcext:value-type="date">
            <text:p>23/03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3-30" calcext:value-type="date">
            <text:p>30/03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4-06" calcext:value-type="date">
            <text:p>06/04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4-13" calcext:value-type="date">
            <text:p>13/04/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4-20" calcext:value-type="date">
            <text:p>20/04/0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4-27" calcext:value-type="date">
            <text:p>27/04/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5-04" calcext:value-type="date">
            <text:p>04/05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5-11" calcext:value-type="date">
            <text:p>11/05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5-18" calcext:value-type="date">
            <text:p>18/05/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5-25" calcext:value-type="date">
            <text:p>25/05/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6-01" calcext:value-type="date">
            <text:p>01/06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6-08" calcext:value-type="date">
            <text:p>08/06/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6-15" calcext:value-type="date">
            <text:p>15/06/0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6-22" calcext:value-type="date">
            <text:p>22/06/0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6-29" calcext:value-type="date">
            <text:p>29/06/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7-06" calcext:value-type="date">
            <text:p>06/07/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7-13" calcext:value-type="date">
            <text:p>13/07/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7-20" calcext:value-type="date">
            <text:p>20/07/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7-27" calcext:value-type="date">
            <text:p>27/07/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8-03" calcext:value-type="date">
            <text:p>03/08/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8-10" calcext:value-type="date">
            <text:p>10/08/0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8-17" calcext:value-type="date">
            <text:p>17/08/0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8-24" calcext:value-type="date">
            <text:p>24/08/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8-31" calcext:value-type="date">
            <text:p>31/08/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9-07" calcext:value-type="date">
            <text:p>07/09/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9-14" calcext:value-type="date">
            <text:p>14/09/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9-21" calcext:value-type="date">
            <text:p>21/09/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09-28" calcext:value-type="date">
            <text:p>28/09/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0-05" calcext:value-type="date">
            <text:p>05/10/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0-12" calcext:value-type="date">
            <text:p>12/10/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0-19" calcext:value-type="date">
            <text:p>19/10/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0-26" calcext:value-type="date">
            <text:p>26/10/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1-02" calcext:value-type="date">
            <text:p>02/11/0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1-09" calcext:value-type="date">
            <text:p>09/11/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1-16" calcext:value-type="date">
            <text:p>16/11/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1-23" calcext:value-type="date">
            <text:p>23/11/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1-30" calcext:value-type="date">
            <text:p>30/11/0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2-07" calcext:value-type="date">
            <text:p>07/12/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2-14" calcext:value-type="date">
            <text:p>14/12/0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2-21" calcext:value-type="date">
            <text:p>21/12/0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8-12-28" calcext:value-type="date">
            <text:p>28/12/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1-04" calcext:value-type="date">
            <text:p>04/01/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1-11" calcext:value-type="date">
            <text:p>11/01/0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1-18" calcext:value-type="date">
            <text:p>18/01/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1-25" calcext:value-type="date">
            <text:p>25/01/0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2-01" calcext:value-type="date">
            <text:p>01/02/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2-08" calcext:value-type="date">
            <text:p>08/02/0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2-15" calcext:value-type="date">
            <text:p>15/02/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2-22" calcext:value-type="date">
            <text:p>22/02/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3-01" calcext:value-type="date">
            <text:p>01/03/0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3-08" calcext:value-type="date">
            <text:p>08/03/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3-15" calcext:value-type="date">
            <text:p>15/03/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3-22" calcext:value-type="date">
            <text:p>22/03/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3-29" calcext:value-type="date">
            <text:p>29/03/0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4-05" calcext:value-type="date">
            <text:p>05/04/0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4-12" calcext:value-type="date">
            <text:p>12/04/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4-19" calcext:value-type="date">
            <text:p>19/04/0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4-26" calcext:value-type="date">
            <text:p>26/04/0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5-03" calcext:value-type="date">
            <text:p>03/05/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5-10" calcext:value-type="date">
            <text:p>10/05/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5-17" calcext:value-type="date">
            <text:p>17/05/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5-24" calcext:value-type="date">
            <text:p>24/05/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5-31" calcext:value-type="date">
            <text:p>31/05/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6-07" calcext:value-type="date">
            <text:p>07/06/0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6-14" calcext:value-type="date">
            <text:p>14/06/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6-21" calcext:value-type="date">
            <text:p>21/06/0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6-28" calcext:value-type="date">
            <text:p>28/06/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7-05" calcext:value-type="date">
            <text:p>05/07/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7-12" calcext:value-type="date">
            <text:p>12/07/0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7-19" calcext:value-type="date">
            <text:p>19/07/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7-26" calcext:value-type="date">
            <text:p>26/07/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8-02" calcext:value-type="date">
            <text:p>02/08/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8-09" calcext:value-type="date">
            <text:p>09/08/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8-16" calcext:value-type="date">
            <text:p>16/08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8-23" calcext:value-type="date">
            <text:p>23/08/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8-30" calcext:value-type="date">
            <text:p>30/08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9-06" calcext:value-type="date">
            <text:p>06/09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9-13" calcext:value-type="date">
            <text:p>13/09/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9-20" calcext:value-type="date">
            <text:p>20/09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09-27" calcext:value-type="date">
            <text:p>27/09/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0-04" calcext:value-type="date">
            <text:p>04/10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0-11" calcext:value-type="date">
            <text:p>11/10/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0-18" calcext:value-type="date">
            <text:p>18/10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0-25" calcext:value-type="date">
            <text:p>25/10/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1-01" calcext:value-type="date">
            <text:p>01/11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1-08" calcext:value-type="date">
            <text:p>08/11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1-15" calcext:value-type="date">
            <text:p>15/11/0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1-22" calcext:value-type="date">
            <text:p>22/11/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1-29" calcext:value-type="date">
            <text:p>29/11/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2-06" calcext:value-type="date">
            <text:p>06/12/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2-13" calcext:value-type="date">
            <text:p>13/12/0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2-20" calcext:value-type="date">
            <text:p>20/12/0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09-12-27" calcext:value-type="date">
            <text:p>27/12/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1-03" calcext:value-type="date">
            <text:p>03/01/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1-10" calcext:value-type="date">
            <text:p>10/01/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1-17" calcext:value-type="date">
            <text:p>17/01/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1-24" calcext:value-type="date">
            <text:p>24/01/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1-31" calcext:value-type="date">
            <text:p>31/01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2-07" calcext:value-type="date">
            <text:p>07/02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2-14" calcext:value-type="date">
            <text:p>14/02/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2-21" calcext:value-type="date">
            <text:p>21/02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2-28" calcext:value-type="date">
            <text:p>28/02/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3-07" calcext:value-type="date">
            <text:p>07/03/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3-14" calcext:value-type="date">
            <text:p>14/03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3-21" calcext:value-type="date">
            <text:p>21/03/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3-28" calcext:value-type="date">
            <text:p>28/03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4-04" calcext:value-type="date">
            <text:p>04/04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4-11" calcext:value-type="date">
            <text:p>11/04/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4-18" calcext:value-type="date">
            <text:p>18/04/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4-25" calcext:value-type="date">
            <text:p>25/04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5-02" calcext:value-type="date">
            <text:p>02/05/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5-09" calcext:value-type="date">
            <text:p>09/05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5-16" calcext:value-type="date">
            <text:p>16/05/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5-23" calcext:value-type="date">
            <text:p>23/05/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5-30" calcext:value-type="date">
            <text:p>30/05/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6-06" calcext:value-type="date">
            <text:p>06/06/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6-13" calcext:value-type="date">
            <text:p>13/06/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6-20" calcext:value-type="date">
            <text:p>20/06/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6-27" calcext:value-type="date">
            <text:p>27/06/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7-04" calcext:value-type="date">
            <text:p>04/07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7-11" calcext:value-type="date">
            <text:p>11/07/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7-18" calcext:value-type="date">
            <text:p>18/07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7-25" calcext:value-type="date">
            <text:p>25/07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8-01" calcext:value-type="date">
            <text:p>01/08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8-08" calcext:value-type="date">
            <text:p>08/08/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8-15" calcext:value-type="date">
            <text:p>15/08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8-22" calcext:value-type="date">
            <text:p>22/08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8-29" calcext:value-type="date">
            <text:p>29/08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9-05" calcext:value-type="date">
            <text:p>05/09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9-12" calcext:value-type="date">
            <text:p>12/09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9-19" calcext:value-type="date">
            <text:p>19/09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09-26" calcext:value-type="date">
            <text:p>26/09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0-03" calcext:value-type="date">
            <text:p>03/10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0-10" calcext:value-type="date">
            <text:p>10/10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0-17" calcext:value-type="date">
            <text:p>17/10/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0-24" calcext:value-type="date">
            <text:p>24/10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0-31" calcext:value-type="date">
            <text:p>31/10/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1-07" calcext:value-type="date">
            <text:p>07/11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1-14" calcext:value-type="date">
            <text:p>14/11/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1-21" calcext:value-type="date">
            <text:p>21/11/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1-28" calcext:value-type="date">
            <text:p>28/11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2-05" calcext:value-type="date">
            <text:p>05/12/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2-12" calcext:value-type="date">
            <text:p>12/12/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2-19" calcext:value-type="date">
            <text:p>19/12/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0-12-26" calcext:value-type="date">
            <text:p>26/12/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1-02" calcext:value-type="date">
            <text:p>02/01/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1-09" calcext:value-type="date">
            <text:p>09/01/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1-16" calcext:value-type="date">
            <text:p>16/01/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1-23" calcext:value-type="date">
            <text:p>23/01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1-30" calcext:value-type="date">
            <text:p>30/01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2-06" calcext:value-type="date">
            <text:p>06/02/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2-13" calcext:value-type="date">
            <text:p>13/02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2-20" calcext:value-type="date">
            <text:p>20/02/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2-27" calcext:value-type="date">
            <text:p>27/02/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3-06" calcext:value-type="date">
            <text:p>06/03/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3-13" calcext:value-type="date">
            <text:p>13/03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3-20" calcext:value-type="date">
            <text:p>20/03/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3-27" calcext:value-type="date">
            <text:p>27/03/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4-03" calcext:value-type="date">
            <text:p>03/04/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4-10" calcext:value-type="date">
            <text:p>10/04/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4-17" calcext:value-type="date">
            <text:p>17/04/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4-24" calcext:value-type="date">
            <text:p>24/04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5-01" calcext:value-type="date">
            <text:p>01/05/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5-08" calcext:value-type="date">
            <text:p>08/05/1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5-15" calcext:value-type="date">
            <text:p>15/05/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5-22" calcext:value-type="date">
            <text:p>22/05/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5-29" calcext:value-type="date">
            <text:p>29/05/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6-05" calcext:value-type="date">
            <text:p>05/06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6-12" calcext:value-type="date">
            <text:p>12/06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6-19" calcext:value-type="date">
            <text:p>19/06/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6-26" calcext:value-type="date">
            <text:p>26/06/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7-03" calcext:value-type="date">
            <text:p>03/07/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7-10" calcext:value-type="date">
            <text:p>10/07/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7-17" calcext:value-type="date">
            <text:p>17/07/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7-24" calcext:value-type="date">
            <text:p>24/07/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7-31" calcext:value-type="date">
            <text:p>31/07/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8-07" calcext:value-type="date">
            <text:p>07/08/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8-14" calcext:value-type="date">
            <text:p>14/08/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8-21" calcext:value-type="date">
            <text:p>21/08/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8-28" calcext:value-type="date">
            <text:p>28/08/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9-04" calcext:value-type="date">
            <text:p>04/09/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9-11" calcext:value-type="date">
            <text:p>11/09/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9-18" calcext:value-type="date">
            <text:p>18/09/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09-25" calcext:value-type="date">
            <text:p>25/09/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0-02" calcext:value-type="date">
            <text:p>02/10/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0-09" calcext:value-type="date">
            <text:p>09/10/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0-16" calcext:value-type="date">
            <text:p>16/10/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0-23" calcext:value-type="date">
            <text:p>23/10/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0-30" calcext:value-type="date">
            <text:p>30/10/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1-06" calcext:value-type="date">
            <text:p>06/11/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1-13" calcext:value-type="date">
            <text:p>13/11/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1-20" calcext:value-type="date">
            <text:p>20/11/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1-27" calcext:value-type="date">
            <text:p>27/11/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2-04" calcext:value-type="date">
            <text:p>04/12/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2-11" calcext:value-type="date">
            <text:p>11/12/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2-18" calcext:value-type="date">
            <text:p>18/12/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1-12-25" calcext:value-type="date">
            <text:p>25/12/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1-01" calcext:value-type="date">
            <text:p>01/01/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1-08" calcext:value-type="date">
            <text:p>08/01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1-15" calcext:value-type="date">
            <text:p>15/01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1-22" calcext:value-type="date">
            <text:p>22/01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1-29" calcext:value-type="date">
            <text:p>29/01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2-05" calcext:value-type="date">
            <text:p>05/02/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2-12" calcext:value-type="date">
            <text:p>12/02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2-19" calcext:value-type="date">
            <text:p>19/02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2-26" calcext:value-type="date">
            <text:p>26/02/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3-04" calcext:value-type="date">
            <text:p>04/03/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3-11" calcext:value-type="date">
            <text:p>11/03/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3-18" calcext:value-type="date">
            <text:p>18/03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3-25" calcext:value-type="date">
            <text:p>25/03/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4-01" calcext:value-type="date">
            <text:p>01/04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4-08" calcext:value-type="date">
            <text:p>08/04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4-15" calcext:value-type="date">
            <text:p>15/04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4-22" calcext:value-type="date">
            <text:p>22/04/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4-29" calcext:value-type="date">
            <text:p>29/04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5-06" calcext:value-type="date">
            <text:p>06/05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5-13" calcext:value-type="date">
            <text:p>13/05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5-20" calcext:value-type="date">
            <text:p>20/05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5-27" calcext:value-type="date">
            <text:p>27/05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6-03" calcext:value-type="date">
            <text:p>03/06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6-10" calcext:value-type="date">
            <text:p>10/06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6-17" calcext:value-type="date">
            <text:p>17/06/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6-24" calcext:value-type="date">
            <text:p>24/06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7-01" calcext:value-type="date">
            <text:p>01/07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7-08" calcext:value-type="date">
            <text:p>08/07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7-15" calcext:value-type="date">
            <text:p>15/07/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7-22" calcext:value-type="date">
            <text:p>22/07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7-29" calcext:value-type="date">
            <text:p>29/07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8-05" calcext:value-type="date">
            <text:p>05/08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8-12" calcext:value-type="date">
            <text:p>12/08/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8-19" calcext:value-type="date">
            <text:p>19/08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8-26" calcext:value-type="date">
            <text:p>26/08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9-02" calcext:value-type="date">
            <text:p>02/09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9-09" calcext:value-type="date">
            <text:p>09/09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9-16" calcext:value-type="date">
            <text:p>16/09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9-23" calcext:value-type="date">
            <text:p>23/09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09-30" calcext:value-type="date">
            <text:p>30/09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0-07" calcext:value-type="date">
            <text:p>07/10/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0-14" calcext:value-type="date">
            <text:p>14/10/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0-21" calcext:value-type="date">
            <text:p>21/10/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0-28" calcext:value-type="date">
            <text:p>28/10/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1-04" calcext:value-type="date">
            <text:p>04/11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1-11" calcext:value-type="date">
            <text:p>11/11/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1-18" calcext:value-type="date">
            <text:p>18/11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1-25" calcext:value-type="date">
            <text:p>25/11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2-02" calcext:value-type="date">
            <text:p>02/12/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2-09" calcext:value-type="date">
            <text:p>09/12/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2-16" calcext:value-type="date">
            <text:p>16/12/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2-23" calcext:value-type="date">
            <text:p>23/12/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2-12-30" calcext:value-type="date">
            <text:p>30/12/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1-06" calcext:value-type="date">
            <text:p>06/01/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1-13" calcext:value-type="date">
            <text:p>13/01/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1-20" calcext:value-type="date">
            <text:p>20/01/1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1-27" calcext:value-type="date">
            <text:p>27/01/1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2-03" calcext:value-type="date">
            <text:p>03/02/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2-10" calcext:value-type="date">
            <text:p>10/02/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2-17" calcext:value-type="date">
            <text:p>17/02/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2-24" calcext:value-type="date">
            <text:p>24/02/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3-03" calcext:value-type="date">
            <text:p>03/03/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3-10" calcext:value-type="date">
            <text:p>10/03/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3-17" calcext:value-type="date">
            <text:p>17/03/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3-24" calcext:value-type="date">
            <text:p>24/03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3-31" calcext:value-type="date">
            <text:p>31/03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4-07" calcext:value-type="date">
            <text:p>07/04/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4-14" calcext:value-type="date">
            <text:p>14/04/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4-21" calcext:value-type="date">
            <text:p>21/04/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4-28" calcext:value-type="date">
            <text:p>28/04/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5-05" calcext:value-type="date">
            <text:p>05/05/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5-12" calcext:value-type="date">
            <text:p>12/05/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5-19" calcext:value-type="date">
            <text:p>19/05/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5-26" calcext:value-type="date">
            <text:p>26/05/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6-02" calcext:value-type="date">
            <text:p>02/06/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6-09" calcext:value-type="date">
            <text:p>09/06/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6-16" calcext:value-type="date">
            <text:p>16/06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6-23" calcext:value-type="date">
            <text:p>23/06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6-30" calcext:value-type="date">
            <text:p>30/06/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7-07" calcext:value-type="date">
            <text:p>07/07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7-14" calcext:value-type="date">
            <text:p>14/07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7-21" calcext:value-type="date">
            <text:p>21/07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7-28" calcext:value-type="date">
            <text:p>28/07/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8-04" calcext:value-type="date">
            <text:p>04/08/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8-11" calcext:value-type="date">
            <text:p>11/08/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8-18" calcext:value-type="date">
            <text:p>18/08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8-25" calcext:value-type="date">
            <text:p>25/08/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9-01" calcext:value-type="date">
            <text:p>01/09/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9-08" calcext:value-type="date">
            <text:p>08/09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9-15" calcext:value-type="date">
            <text:p>15/09/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9-22" calcext:value-type="date">
            <text:p>22/09/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09-29" calcext:value-type="date">
            <text:p>29/09/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0-06" calcext:value-type="date">
            <text:p>06/10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0-13" calcext:value-type="date">
            <text:p>13/10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0-20" calcext:value-type="date">
            <text:p>20/10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0-27" calcext:value-type="date">
            <text:p>27/10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1-03" calcext:value-type="date">
            <text:p>03/11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1-10" calcext:value-type="date">
            <text:p>10/11/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1-17" calcext:value-type="date">
            <text:p>17/11/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1-24" calcext:value-type="date">
            <text:p>24/11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2-01" calcext:value-type="date">
            <text:p>01/12/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2-08" calcext:value-type="date">
            <text:p>08/12/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2-15" calcext:value-type="date">
            <text:p>15/12/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2-22" calcext:value-type="date">
            <text:p>22/12/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3-12-29" calcext:value-type="date">
            <text:p>29/12/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1-05" calcext:value-type="date">
            <text:p>05/01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1-12" calcext:value-type="date">
            <text:p>12/01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1-19" calcext:value-type="date">
            <text:p>19/01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1-26" calcext:value-type="date">
            <text:p>26/01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2-02" calcext:value-type="date">
            <text:p>02/02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2-09" calcext:value-type="date">
            <text:p>09/02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2-16" calcext:value-type="date">
            <text:p>16/02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2-23" calcext:value-type="date">
            <text:p>23/02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3-02" calcext:value-type="date">
            <text:p>02/03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3-09" calcext:value-type="date">
            <text:p>09/03/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3-16" calcext:value-type="date">
            <text:p>16/03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3-23" calcext:value-type="date">
            <text:p>23/03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3-30" calcext:value-type="date">
            <text:p>30/03/1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4-06" calcext:value-type="date">
            <text:p>06/04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4-13" calcext:value-type="date">
            <text:p>13/04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4-20" calcext:value-type="date">
            <text:p>20/04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4-27" calcext:value-type="date">
            <text:p>27/04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5-04" calcext:value-type="date">
            <text:p>04/05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5-11" calcext:value-type="date">
            <text:p>11/05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5-18" calcext:value-type="date">
            <text:p>18/05/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5-25" calcext:value-type="date">
            <text:p>25/05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6-01" calcext:value-type="date">
            <text:p>01/06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6-08" calcext:value-type="date">
            <text:p>08/06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6-15" calcext:value-type="date">
            <text:p>15/06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6-22" calcext:value-type="date">
            <text:p>22/06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6-29" calcext:value-type="date">
            <text:p>29/06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7-06" calcext:value-type="date">
            <text:p>06/07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7-13" calcext:value-type="date">
            <text:p>13/07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7-20" calcext:value-type="date">
            <text:p>20/07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7-27" calcext:value-type="date">
            <text:p>27/07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8-03" calcext:value-type="date">
            <text:p>03/08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8-10" calcext:value-type="date">
            <text:p>10/08/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8-17" calcext:value-type="date">
            <text:p>17/08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8-24" calcext:value-type="date">
            <text:p>24/08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8-31" calcext:value-type="date">
            <text:p>31/08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9-07" calcext:value-type="date">
            <text:p>07/09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9-14" calcext:value-type="date">
            <text:p>14/09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9-21" calcext:value-type="date">
            <text:p>21/09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09-28" calcext:value-type="date">
            <text:p>28/09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0-05" calcext:value-type="date">
            <text:p>05/10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0-12" calcext:value-type="date">
            <text:p>12/10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0-19" calcext:value-type="date">
            <text:p>19/10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0-26" calcext:value-type="date">
            <text:p>26/10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1-02" calcext:value-type="date">
            <text:p>02/11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1-09" calcext:value-type="date">
            <text:p>09/11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1-16" calcext:value-type="date">
            <text:p>16/11/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1-23" calcext:value-type="date">
            <text:p>23/11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1-30" calcext:value-type="date">
            <text:p>30/11/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2-07" calcext:value-type="date">
            <text:p>07/12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2-14" calcext:value-type="date">
            <text:p>14/12/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2-21" calcext:value-type="date">
            <text:p>21/12/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4-12-28" calcext:value-type="date">
            <text:p>28/12/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1-04" calcext:value-type="date">
            <text:p>04/01/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1-11" calcext:value-type="date">
            <text:p>11/01/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1-18" calcext:value-type="date">
            <text:p>18/01/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1-25" calcext:value-type="date">
            <text:p>25/01/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2-01" calcext:value-type="date">
            <text:p>01/02/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2-08" calcext:value-type="date">
            <text:p>08/02/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2-15" calcext:value-type="date">
            <text:p>15/02/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2-22" calcext:value-type="date">
            <text:p>22/02/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3-01" calcext:value-type="date">
            <text:p>01/03/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3-08" calcext:value-type="date">
            <text:p>08/03/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3-15" calcext:value-type="date">
            <text:p>15/03/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3-22" calcext:value-type="date">
            <text:p>22/03/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3-29" calcext:value-type="date">
            <text:p>29/03/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4-05" calcext:value-type="date">
            <text:p>05/04/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4-12" calcext:value-type="date">
            <text:p>12/04/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4-19" calcext:value-type="date">
            <text:p>19/04/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5-04-26" calcext:value-type="date">
            <text:p>26/04/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104798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8:48:09.024221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9:49:37.680190738</meta:creation-date>
    <dc:date>2015-08-18T09:34:16.833364433</dc:date>
    <meta:editing-duration>PT50M44S</meta:editing-duration>
    <meta:editing-cycles>8</meta:editing-cycles>
    <meta:generator>LibreOffice/4.4.2.2$Linux_X86_64 LibreOffice_project/40m0$Build-2</meta:generator>
    <meta:document-statistic meta:table-count="3" meta:cell-count="3591" meta:object-count="0"/>
  </office:meta>
</office:document-meta>
</file>